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JGListener.getCach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CacheJGListener.setCacheManager( ICompositeCacheManager cache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JG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CacheJGListener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JGListener.handleRemove( String cacheName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JG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ralCacheJGListener.ge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JGListen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CacheJGListener.handlePut( ICache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teralCacheJGListener.getInstance( ILateralCacheAttributes ilca , IComposite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teralCacheJGListener.setListenerId( lo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JGListener.handleGet( String cacheName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JGListener.LateralCacheJGListener( ILateralCacheAttributes i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